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DB5430EC25FAD91C.png" manifest:media-type="image/png"/>
  <manifest:file-entry manifest:full-path="Pictures/1000000000000280000002808EDC12CD77575F07.png" manifest:media-type="image/png"/>
  <manifest:file-entry manifest:full-path="Pictures/100000000000043C000001E1F9B90CC9D2D43A55.bmp" manifest:media-type="image/bmp"/>
  <manifest:file-entry manifest:full-path="Pictures/1000000000000280000002803F6F7D1E8C056B6C.png" manifest:media-type="image/png"/>
  <manifest:file-entry manifest:full-path="Pictures/100000000000028000000280448EE47696C4CB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4" style:family="graphic" style:parent-style-name="standard">
      <style:graphic-properties draw:stroke="none" svg:stroke-color="#000000" draw:fill="none" draw:fill-color="#ff6309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ff6309" draw:fill="none" draw:fill-color="#ff6309" draw:textarea-horizontal-align="left" draw:auto-grow-height="true" draw:auto-grow-width="true" fo:min-height="0.712cm" fo:min-width="4.261cm"/>
    </style:style>
    <style:style style:name="gr6" style:family="graphic" style:parent-style-name="standard">
      <style:graphic-properties draw:stroke="none" svg:stroke-color="#ff6309" draw:fill="none" draw:fill-color="#280099" draw:textarea-horizontal-align="left" draw:auto-grow-height="true" draw:auto-grow-width="true" fo:min-height="0.712cm" fo:min-width="2.081cm"/>
    </style:style>
    <style:style style:name="gr7" style:family="graphic" style:parent-style-name="standard">
      <style:graphic-properties draw:stroke="none" svg:stroke-color="#000000" draw:fill="none" draw:fill-color="#280099" draw:textarea-horizontal-align="left" draw:auto-grow-height="true" draw:auto-grow-width="true" fo:min-height="0.712cm" fo:min-width="1.9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6309"/>
    </style:style>
    <style:style style:name="P4" style:family="paragraph">
      <loext:graphic-properties draw:fill="none" draw:fill-color="#280099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5cm" svg:height="2.75cm" svg:x="2.4cm" svg:y="4.25cm">
          <draw:image xlink:href="Pictures/1000000000000280000002803F6F7D1E8C056B6C.png" xlink:type="simple" xlink:show="embed" xlink:actuate="onLoad">
            <text:p/>
          </draw:image>
        </draw:frame>
        <draw:frame draw:style-name="gr1" draw:text-style-name="P1" draw:layer="layout" svg:width="2.75cm" svg:height="2.75cm" svg:x="1cm" svg:y="1.45cm">
          <draw:image xlink:href="Pictures/100000000000028000000280448EE47696C4CB38.png" xlink:type="simple" xlink:show="embed" xlink:actuate="onLoad">
            <text:p/>
          </draw:image>
        </draw:frame>
        <draw:frame draw:style-name="gr1" draw:text-style-name="P1" draw:layer="layout" svg:width="2.75cm" svg:height="2.75cm" svg:x="3.05cm" svg:y="2.05cm">
          <draw:image xlink:href="Pictures/1000000000000280000002808EDC12CD77575F07.png" xlink:type="simple" xlink:show="embed" xlink:actuate="onLoad">
            <text:p/>
          </draw:image>
        </draw:frame>
        <draw:frame draw:style-name="gr1" draw:text-style-name="P1" draw:layer="layout" svg:width="2.75cm" svg:height="2.75cm" svg:x="1.6cm" svg:y="2.8cm">
          <draw:image xlink:href="Pictures/100000000000028000000280DB5430EC25FAD91C.png" xlink:type="simple" xlink:show="embed" xlink:actuate="onLoad">
            <text:p/>
          </draw:image>
        </draw:frame>
        <draw:line draw:style-name="gr2" draw:text-style-name="P1" draw:layer="layout" svg:x1="7.2cm" svg:y1="3.8cm" svg:x2="12.6cm" svg:y2="3.8cm">
          <text:p/>
        </draw:line>
        <draw:line draw:style-name="gr2" draw:text-style-name="P1" draw:layer="layout" svg:x1="18.4cm" svg:y1="7.6cm" svg:x2="16.2cm" svg:y2="10cm">
          <text:p/>
        </draw:line>
        <draw:line draw:style-name="gr2" draw:text-style-name="P1" draw:layer="layout" svg:x1="18.357cm" svg:y1="7.6cm" svg:x2="20.4cm" svg:y2="9.8cm">
          <text:p/>
        </draw:line>
        <draw:frame draw:style-name="gr1" draw:text-style-name="P1" draw:layer="layout" svg:width="2.75cm" svg:height="2.75cm" svg:x="14.8cm" svg:y="10.227cm">
          <draw:image xlink:href="Pictures/100000000000028000000280DB5430EC25FAD91C.png" xlink:type="simple" xlink:show="embed" xlink:actuate="onLoad">
            <text:p/>
          </draw:image>
        </draw:frame>
        <draw:frame draw:style-name="gr3" draw:text-style-name="P2" draw:layer="layout" svg:width="10cm" svg:height="1.073cm" svg:x="13.6cm" svg:y="0.4cm">
          <draw:text-box>
            <text:p>Features with annotated classes</text:p>
          </draw:text-box>
        </draw:frame>
        <draw:frame draw:style-name="gr4" draw:text-style-name="P3" draw:layer="layout" svg:width="4.481cm" svg:height="1cm" svg:x="13.919cm" svg:y="13.4cm">
          <draw:text-box>
            <text:p>Positives cells</text:p>
          </draw:text-box>
        </draw:frame>
        <draw:frame draw:style-name="gr1" draw:text-style-name="P1" draw:layer="layout" svg:width="2.75cm" svg:height="2.75cm" svg:x="19.4cm" svg:y="10.25cm">
          <draw:image xlink:href="Pictures/1000000000000280000002808EDC12CD77575F07.png" xlink:type="simple" xlink:show="embed" xlink:actuate="onLoad">
            <text:p/>
          </draw:image>
        </draw:frame>
        <draw:frame draw:style-name="gr5" draw:text-style-name="P3" draw:layer="layout" svg:width="4.761cm" svg:height="0.962cm" svg:x="18.557cm" svg:y="13.4cm">
          <draw:text-box>
            <text:p>Negatives cells</text:p>
          </draw:text-box>
        </draw:frame>
        <draw:frame draw:style-name="gr6" draw:text-style-name="P4" draw:layer="layout" svg:width="2.581cm" svg:height="0.962cm" svg:x="1.819cm" svg:y="7.6cm">
          <draw:text-box>
            <text:p>Images</text:p>
          </draw:text-box>
        </draw:frame>
        <draw:frame draw:style-name="gr7" draw:text-style-name="P4" draw:layer="layout" svg:width="2.479cm" svg:height="0.962cm" svg:x="8.6cm" svg:y="2.4cm">
          <draw:text-box>
            <text:p>Extract</text:p>
          </draw:text-box>
        </draw:frame>
        <draw:frame draw:style-name="gr8" draw:text-style-name="P2" draw:layer="layout" svg:width="7.051cm" svg:height="1.673cm" svg:x="20.4cm" svg:y="8.2cm">
          <draw:text-box>
            <text:p>Classify unknown cells </text:p>
            <text:p><text:tab/>with SVC</text:p>
          </draw:text-box>
        </draw:frame>
        <draw:frame draw:style-name="gr1" draw:text-style-name="P1" draw:layer="layout" svg:width="10cm" svg:height="4.44cm" svg:x="13.4cm" svg:y="1.655cm">
          <draw:image xlink:href="Pictures/100000000000043C000001E1F9B90CC9D2D43A55.bmp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senKhodja </meta:initial-creator>
    <meta:creation-date>2019-05-13T22:47:34.690451646</meta:creation-date>
    <dc:date>2019-05-27T04:06:52.861008745</dc:date>
    <dc:creator>HassenKhodja </dc:creator>
    <meta:editing-duration>PT17H50M1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